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paragraph-properties fo:text-align="justify" style:justify-single-word="false"/>
      <style:text-properties fo:language="pt" fo:country="BR"/>
    </style:style>
    <style:style style:name="P3" style:family="paragraph" style:parent-style-name="List_20_Paragraph" style:list-style-name="WWNum3">
      <style:text-properties fo:language="pt" fo:country="BR"/>
    </style:style>
    <style:style style:name="P4" style:family="paragraph" style:parent-style-name="List_20_Paragraph" style:list-style-name="WWNum4">
      <style:paragraph-properties fo:text-align="justify" style:justify-single-word="false"/>
      <style:text-properties fo:language="pt" fo:country="BR"/>
    </style:style>
    <style:style style:name="P5" style:family="paragraph" style:parent-style-name="List_20_Paragraph" style:list-style-name="WWNum5">
      <style:paragraph-properties fo:text-align="justify" style:justify-single-word="false"/>
      <style:text-properties fo:language="pt" fo:country="BR"/>
    </style:style>
    <style:style style:name="P6" style:family="paragraph" style:parent-style-name="List_20_Paragraph" style:list-style-name="WWNum3" style:master-page-name="Standard">
      <style:paragraph-properties style:page-number="auto"/>
      <style:text-properties fo:language="pt" fo:country="BR"/>
    </style:style>
    <style:style style:name="T1" style:family="text">
      <style:text-properties fo:font-style="italic" style:font-style-asian="italic"/>
    </style:style>
    <style:style style:name="T2" style:family="text">
      <style:text-properties fo:language="en" fo:country="US"/>
    </style:style>
    <style:style style:name="T3" style:family="text">
      <style:text-properties fo:color="#000000" style:font-name="Calibri" fo:font-size="11.5pt" style:font-size-asian="11.5pt" style:font-name-complex="Calibri1" style:font-size-complex="11.5pt"/>
    </style:style>
    <style:style style:name="T4" style:family="text">
      <style:text-properties style:font-name="Calibri" style:font-name-complex="Calibri1"/>
    </style:style>
    <style:style style:name="T5" style:family="text">
      <style:text-properties officeooo:rsid="0008f1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736143742864254269" text:style-name="WWNum3">
        <text:list-item>
          <text:p text:style-name="P6">Definição de bot</text:p>
        </text:list-item>
        <text:list-item>
          <text:p text:style-name="P3">Protocolos usados - IRC</text:p>
        </text:list-item>
        <text:list-item>
          <text:p text:style-name="P3">Como se propaga – atacante e vítima , prioridade de contaminação</text:p>
        </text:list-item>
        <text:list-item>
          <text:p text:style-name="P3">Botnet – Definição</text:p>
        </text:list-item>
        <text:list-item>
          <text:p text:style-name="P3">Topologias de comunicação da botnet</text:p>
        </text:list-item>
        <text:list-item>
          <text:p text:style-name="P3">Atividades maliciosas</text:p>
        </text:list-item>
        <text:list-item>
          <text:p text:style-name="P3">Defesa : prevenir, detectar e responder</text:p>
        </text:list-item>
        <text:list-item>
          <text:p text:style-name="P3">Botnets Legais</text:p>
        </text:list-item>
      </text:list>
      <text:p text:style-name="P1"/>
      <text:p text:style-name="P1"/>
      <text:p text:style-name="P1">1)</text:p>
      <text:p text:style-name="P2">O termo bot é derivado de “<text:span text:style-name="T1">robot</text:span>” (robô em inglês) . Bot é um termo genérico usado para descrever um script ou um conjunto de scripts criados para desempenhar funções preestabelecidadas de forma automatizada. Bots são utilizados por máquinas de buscas para caminhar pela <text:span text:style-name="T1">web</text:span> tomando conhecimento dos conteúdos dos <text:span text:style-name="T1">websites </text:span>e em jogos onlines para prover oponentes virtuais. <text:s/>Como exemplo concreto podemos citar a rede IRC na qual as funções dos bots nos canais incluem acesso à listas, movimentação de arquivos, compartilhamento de usuários , compartilhamento de informação do canal, e muitas outras funcionalidades desde que os devidos <text:span text:style-name="T1">scripts</text:span> sejam adicionados corretamente [11]. </text:p>
      <text:p text:style-name="P2"/>
      <text:p text:style-name="P2">2) </text:p>
      <text:p text:style-name="P2">Diversos protocolos podem ser utilizados para a realização de comunicação em botnets. Dentre os mais conhecidos temos o <text:span text:style-name="T1">Internet Relay Chat </text:span>(IRC).<text:line-break/>O IRC é um protocolo de <text:span text:style-name="T1">internet</text:span> criado pelo finlandês Jarkko Oikarinen, em 1998. <text:s/>O objetivo desse protocolo é permitir que as pessoas conectadas à <text:span text:style-name="T1">internet</text:span> possam interagir em conversas por texto em tempo real [11]. Cada discussão está em um canal e várias pessoas podem ingressar nesse canal conjuntamente. O protocolo IRC é baseado na arquitetura cliente-servidor , e é apropriada para execução distribuída em várias máquinas. </text:p>
      <text:p text:style-name="P2">3)</text:p>
      <text:p text:style-name="P2">Os bots podem ser utilizados de forma maliciosas. Isto ocorre através da infeção de máquinas (vítimas) <text:s/>por meio do atacante através da exploração de vulnerabilidades, de aplicações ou do próprio sistema operacional, <text:s/>ou instalação do bot de forma não intencional. Após ser instalado o bot modifica variáveis do sistemas operacional para que seja inicializado toda vez que o sistema for iniciado. Com isso os bots das máquinas vítimas estariam conectados com o bot da máquina atacante, a esse bot damos o nome de bot mestre. O bot mestre pode causar grandes danos ao utilizar conjuntamente os bots presentes nas máquinas infectadas, as atividades maliciosas que podem ser realizadas serão melhor detalhadas na seção 6. </text:p>
      <text:p text:style-name="P2">4)</text:p>
      <text:p text:style-name="P2"><text:soft-page-break/>Um conjunto de bots servindo juntos a um mesmo bot mestre constitui uma botnet. Com a finalidade de possibilitar a interação entre os bots e o bot mestre foram criadas algumas capacidades de comunicação que possibilitariam a recepção de comandos e o envio de resultados ao bot mestre. Segundo [6], existem dois tipos diferentes nos quais um bot pode receber comandos de seu mestre, são eles: (1) o modo de <text:s/>e o modo de empurrar. Ambos precisam de um servidor de <text:span text:style-name="T1">command-and-control</text:span> (C&amp;C) <text:s/>que “conversa” com os bots.</text:p>
      <text:p text:style-name="P2"/>
      <text:p text:style-name="P2">5)</text:p>
      <text:p text:style-name="P2">Diversas topologias C&amp;C são empregadas com o intuito de garantir defesas comerciais, desligamentos determinados por lei e tentativas de “sequestro” de bots [15]. Essas topologias vem sendo otimizadas para reduzir <text:span text:style-name="T1">network chatter</text:span> e a as falhas do sistema. As principais topologias utilizadas são : estrela, multi-servidor, hierárquica e randômica. </text:p>
      <text:p text:style-name="P2">6)</text:p>
      <text:p text:style-name="P2">Diversas atividades maliciosas podem ser desempenhadas com o uso de botnets. A principal é o ataque por negação de serviços distribu<text:span text:style-name="T5">í</text:span>dos (DDoS, em inglês), cujas informações se encontram na seção dedicada a ele. Atividades como a “infecção local secundária” ( secondary local infection) forçando a instalação de key logger ou trojan para a obtenção de dados pessoais da vítima [11] . Demais atividades como “troca de banda”, <text:span text:style-name="T1">backdoor</text:span> e armazenamento de dados ilegais também serão abordados ao longo desta seção. </text:p>
      <text:p text:style-name="P2">7)</text:p>
      <text:list xml:id="list2626757476375729078" text:style-name="WWNum4">
        <text:list-item>
          <text:p text:style-name="P4">Prevenir</text:p>
        </text:list-item>
        <text:list-item>
          <text:p text:style-name="P4">Detectar</text:p>
        </text:list-item>
        <text:list-item>
          <text:p text:style-name="P4">Responder</text:p>
        </text:list-item>
      </text:list>
      <text:p text:style-name="P2">8)</text:p>
      <text:list xml:id="list4629875854575992409" text:style-name="WWNum5">
        <text:list-item>
          <text:p text:style-name="P5"><text:span text:style-name="T3">The Honeynet Project</text:span></text:p>
        </text:list-item>
        <text:list-item>
          <text:p text:style-name="P5"><text:span text:style-name="T3">Charity Engine</text:span></text:p>
        </text:list-item>
        <text:list-item>
          <text:p text:style-name="P5"><text:span text:style-name="T3">Folding@Home(Stanford)</text:span><text:bookmark text:name="_GoBack"/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8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59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0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78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5.0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59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8.8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0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2.6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icius</meta:initial-creator>
    <meta:editing-cycles>4</meta:editing-cycles>
    <meta:creation-date>2015-05-27T02:52:00</meta:creation-date>
    <dc:date>2015-05-27T00:08:15.590000000</dc:date>
    <meta:editing-duration>PT1M42S</meta:editing-duration>
    <meta:generator>LibreOffice/4.3.7.2$Windows_x86 LibreOffice_project/8a35821d8636a03b8bf4e15b48f59794652c68ba</meta:generator>
    <meta:document-statistic meta:table-count="0" meta:image-count="0" meta:object-count="0" meta:page-count="2" meta:paragraph-count="28" meta:word-count="590" meta:character-count="3704" meta:non-whitespace-character-count="314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